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6pt" fo:font-weight="bold" officeooo:rsid="0016bfad" officeooo:paragraph-rsid="0016bfa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Mono" fo:font-size="14pt" fo:font-style="italic" officeooo:rsid="000cdbb7" officeooo:paragraph-rsid="0016bfad" style:font-size-asian="14pt" style:font-style-asian="italic" style:font-size-complex="14pt" style:font-style-complex="italic"/>
    </style:style>
    <style:style style:name="P3" style:family="paragraph" style:parent-style-name="Preformatted_20_Text">
      <style:text-properties style:font-name="Liberation Mono" fo:font-size="14pt" fo:font-weight="bold" officeooo:rsid="00132433" officeooo:paragraph-rsid="0016bfa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Mono" fo:font-size="14pt" fo:font-weight="bold" officeooo:rsid="00132433" officeooo:paragraph-rsid="001a093f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Mono" officeooo:rsid="000cdbb7" officeooo:paragraph-rsid="0016bfad"/>
    </style:style>
    <style:style style:name="P6" style:family="paragraph" style:parent-style-name="Preformatted_20_Text">
      <style:text-properties style:font-name="Liberation Mono" fo:font-size="12pt" fo:font-weight="normal" officeooo:rsid="000cdbb7" officeooo:paragraph-rsid="0016bfad" style:font-size-asian="12pt" style:font-weight-asian="normal" style:font-size-complex="12pt" style:font-weight-complex="normal"/>
    </style:style>
    <style:style style:name="P7" style:family="paragraph" style:parent-style-name="Preformatted_20_Text">
      <loext:graphic-properties draw:fill="none"/>
      <style:paragraph-properties fo:margin-left="0.3118in" fo:margin-right="0in" fo:margin-top="0in" fo:margin-bottom="0in" loext:contextual-spacing="false" fo:text-indent="0in" style:auto-text-indent="false" fo:background-color="transparent"/>
      <style:text-properties style:font-name="Liberation Mono" fo:font-size="10pt" fo:font-style="normal" fo:font-weight="normal" officeooo:rsid="006530a3" officeooo:paragraph-rsid="0016bfa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6bfad" style:font-size-asian="10pt" style:font-weight-asian="normal" style:font-size-complex="10pt" style:font-weight-complex="normal"/>
    </style:style>
    <style:style style:name="P9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a093f" style:font-size-asian="10pt" style:font-weight-asian="normal" style:font-size-complex="10pt" style:font-weight-complex="normal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style="normal" fo:font-weight="normal" officeooo:rsid="006530a3" officeooo:paragraph-rsid="001a093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6bfad" style:font-size-asian="10pt" style:font-weight-asian="normal" style:font-size-complex="10pt" style:font-weight-complex="normal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a093f" style:font-size-asian="10pt" style:font-weight-asian="normal" style:font-size-complex="10pt" style:font-weight-complex="normal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7f42e" officeooo:paragraph-rsid="0017f42e" style:font-size-asian="10pt" style:font-weight-asian="normal" style:font-size-complex="10pt" style:font-weight-complex="normal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officeooo:paragraph-rsid="0017f42e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officeooo:paragraph-rsid="001a093f"/>
    </style:style>
    <style:style style:name="P16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Liberation Mono" fo:font-size="14pt" fo:font-style="normal" fo:font-weight="bold" officeooo:rsid="0016bfad" officeooo:paragraph-rsid="0016bfa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Liberation Mono" fo:font-size="14pt" fo:font-style="normal" fo:font-weight="bold" officeooo:rsid="0016bfad" officeooo:paragraph-rsid="001a093f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bfad"/>
    </style:style>
    <style:style style:name="T2" style:family="text">
      <style:text-properties fo:font-style="normal" officeooo:rsid="006530a3" style:font-style-asian="normal" style:font-style-complex="normal"/>
    </style:style>
    <style:style style:name="T3" style:family="text">
      <style:text-properties fo:font-style="normal" officeooo:rsid="0016bfad" style:font-style-asian="normal" style:font-style-complex="normal"/>
    </style:style>
    <style:style style:name="T4" style:family="text">
      <style:text-properties fo:font-style="normal" officeooo:rsid="0065b813" style:font-style-asian="normal" style:font-style-complex="normal"/>
    </style:style>
    <style:style style:name="T5" style:family="text">
      <style:text-properties fo:font-style="normal" officeooo:rsid="001bd4b7" style:font-style-asian="normal" style:font-style-complex="normal"/>
    </style:style>
    <style:style style:name="T6" style:family="text">
      <style:text-properties fo:font-weight="normal" officeooo:rsid="0017f42e" style:font-size-asian="10pt" style:font-weight-asian="normal" style:font-size-complex="10pt" style:font-weight-complex="normal"/>
    </style:style>
    <style:style style:name="T7" style:family="text">
      <style:text-properties fo:font-style="italic" officeooo:rsid="001bd4b7" style:font-style-asian="italic" style:font-style-complex="italic"/>
    </style:style>
    <style:style style:name="T8" style:family="text">
      <style:text-properties fo:color="#000000" style:font-name="DejaVu Sans Mono" fo:font-style="italic" style:font-size-asian="10pt" style:font-style-asian="italic" style:font-size-complex="10pt" style:font-style-complex="italic"/>
    </style:style>
    <style:style style:name="T9" style:family="text">
      <style:text-properties fo:color="#000000" style:font-name="DejaVu Sans Mono" fo:font-style="italic" officeooo:rsid="0017f42e" style:font-size-asian="10pt" style:font-style-asian="italic" style:font-size-complex="10pt" style:font-style-complex="italic"/>
    </style:style>
    <style:style style:name="T10" style:family="text">
      <style:text-properties fo:color="#000000" style:font-name="DejaVu Sans Mono" fo:font-style="italic" officeooo:rsid="0019130f" style:font-size-asian="10pt" style:font-style-asian="italic" style:font-size-complex="10pt" style:font-style-complex="italic"/>
    </style:style>
    <style:style style:name="T11" style:family="text">
      <style:text-properties fo:color="#000000" style:font-name="DejaVu Sans Mono" fo:font-style="italic" officeooo:rsid="001a093f" style:font-size-asian="10pt" style:font-style-asian="italic" style:font-size-complex="10pt" style:font-style-complex="italic"/>
    </style:style>
    <style:style style:name="T12" style:family="text">
      <style:text-properties fo:color="#000000" style:font-name="DejaVu Sans Mono" fo:font-style="normal" officeooo:rsid="0017f42e" style:font-size-asian="10pt" style:font-style-asian="normal" style:font-size-complex="10pt" style:font-style-complex="normal"/>
    </style:style>
    <style:style style:name="T13" style:family="text">
      <style:text-properties fo:color="#000000" style:font-name="DejaVu Sans Mono" fo:font-style="normal" officeooo:rsid="0019130f" style:font-size-asian="10pt" style:font-style-asian="normal" style:font-size-complex="10pt" style:font-style-complex="normal"/>
    </style:style>
    <style:style style:name="T14" style:family="text">
      <style:text-properties fo:color="#000000" style:font-name="DejaVu Sans Mono" fo:font-style="normal" officeooo:rsid="001a093f" style:font-size-asian="10pt" style:font-style-asian="normal" style:font-size-complex="10pt" style:font-style-complex="normal"/>
    </style:style>
    <style:style style:name="T15" style:family="text">
      <style:text-properties officeooo:rsid="001a093f"/>
    </style:style>
    <style:style style:name="T16" style:family="text">
      <style:text-properties officeooo:rsid="001bd4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ΝΑΠΤΥΞΗ ΛΟΓΙΣΜΙΚΟΥ </text:p>
      <text:p text:style-name="P1">ΓΙΑ ΔΙΚΤΥΑ ΤΗΛΕΠΙΚΟΙΝΩΝΙΩΝ</text:p>
      <text:p text:style-name="P1"/>
      <text:p text:style-name="P2"><text:span text:style-name="T1">ΦΑΣΗ</text:span> – <text:span text:style-name="T1">1η</text:span> – <text:s/><text:span text:style-name="T1">Edge Server</text:span></text:p>
      <text:p text:style-name="P5"/>
      <text:p text:style-name="P6">Ονοματεπώνυμο: Ζωγόπουλος Ζώης</text:p>
      <text:p text:style-name="P6">ΑΜ: 1115200600257</text:p>
      <text:p text:style-name="P6"/>
      <text:p text:style-name="P6"/>
      <text:p text:style-name="P3">Γενικά – Οργάνωση</text:p>
      <text:p text:style-name="P3"/>
      <text:p text:style-name="P8"><text:span text:style-name="T1"><text:tab/>Ο edge server περιλαμβάνει το package edge.server με τα εξής java αρχεία:</text:span></text:p>
      <text:p text:style-name="P11"><text:tab/><text:tab/><text:span text:style-name="T1">Main.java</text:span></text:p>
      <text:p text:style-name="P11"><text:tab/><text:tab/><text:span text:style-name="T1">EdgeSocket.java</text:span></text:p>
      <text:p text:style-name="P11"><text:tab/><text:tab/><text:span text:style-name="T1">EdgeSocketClient.java</text:span></text:p>
      <text:p text:style-name="P11"><text:tab/><text:tab/><text:span text:style-name="T1">TrainingSet.java</text:span></text:p>
      <text:p text:style-name="P11"><text:span text:style-name="T2"><text:tab/>Επίσης στο directory </text:span><text:span text:style-name="T3">Edge_Server του project, </text:span><text:span text:style-name="T2">υπάρχει </text:span><text:span text:style-name="T3">το</text:span><text:span text:style-name="T2"> αρχεί</text:span><text:span text:style-name="T3">ο</text:span><text:span text:style-name="T2"> </text:span><text:span text:style-name="T4">R</text:span><text:span text:style-name="T2">eadme </text:span><text:span text:style-name="T3">και <text:tab/>το αρχείο Edge_Server.iml που περιέχει τα απαιτούμενα dependencies</text:span><text:span text:style-name="T2">.</text:span></text:p>
      <text:p text:style-name="P7"/>
      <text:p text:style-name="P7"/>
      <text:p text:style-name="P16">Websocket Client</text:p>
      <text:p text:style-name="P3"/>
      <text:p text:style-name="P8"><text:span text:style-name="T1"><text:tab/>Ο edge server, αρχικά πρέπει να συνδεθέι με τον backhaul server και να λάβει</text:span></text:p>
      <text:p text:style-name="P13"><text:tab/>από αυτόν το αρχείο training_set.csv. Αφού γίνει η αρχικοποίση του websocket</text:p>
      <text:p text:style-name="P13"><text:tab/>server, ο edge server αρχικοποιεί με την σειρά του την λειτουργία του ως </text:p>
      <text:p text:style-name="P14"><text:span text:style-name="T6"><text:tab/>πελάτης στο websocket, μέσω του URI: </text:span><text:span text:style-name="T8">"ws://localhost:8080". </text:span><text:span text:style-name="T12">Εδώ να σημειωθεί</text:span></text:p>
      <text:p text:style-name="P14"><text:span text:style-name="T12"><text:tab/>ότι ο edge server και ο backhaul server υλοποιήθηκαν στον ίδιο laptop, εξού </text:span></text:p>
      <text:p text:style-name="P14"><text:span text:style-name="T12"><text:tab/>και το </text:span><text:span text:style-name="T9">“localhost”. </text:span><text:span text:style-name="T12">Όταν ολοκληρωθεί η σύνδεση με τον websocket server, ο </text:span></text:p>
      <text:p text:style-name="P14"><text:span text:style-name="T12"><text:tab/>edge server στέλνει ένα απλό μήνυμα </text:span><text:span text:style-name="T9">“Hello Backhaul Server”. </text:span><text:span text:style-name="T13">Έπειτα ο edge </text:span></text:p>
      <text:p text:style-name="P14"><text:span text:style-name="T13"><text:tab/>server λαμβάνει τα δεδομένα του training_set.csv αρχείου μέσω του annotation </text:span></text:p>
      <text:p text:style-name="P14"><text:span text:style-name="T13"><text:tab/></text:span><text:span text:style-name="T10">@OnWebSocketMessage </text:span><text:span text:style-name="T13">και τα αποθηκεύει σε ένα νέο αρχείο. Τέλος ο edge server</text:span></text:p>
      <text:p text:style-name="P14"><text:span text:style-name="T13"><text:tab/>κλείνει το session και στέλνει στον backhaul server το StatusCode και ένα </text:span></text:p>
      <text:p text:style-name="P14"><text:span text:style-name="T13"><text:tab/>μήνυμα για την ολοκλήρωση του. </text:span><text:span text:style-name="T14">Για την υλοποίηση του websocket client </text:span></text:p>
      <text:p text:style-name="P15"><text:span text:style-name="T14"><text:tab/>χρησιμοποιήθηκε η βιβλιοθήκη </text:span><text:span text:style-name="T11">jetty-runner-9.4.6.v20170531</text:span><text:span text:style-name="T14"> και το JavaSDK.</text:span></text:p>
      <text:p text:style-name="P15"><text:span text:style-name="T14"/></text:p>
      <text:p text:style-name="P10"/>
      <text:p text:style-name="P17"><text:span text:style-name="T15">EEG Classification</text:span></text:p>
      <text:p text:style-name="P4"/>
      <text:p text:style-name="P9"><text:span text:style-name="T1"><text:tab/>Ο edge server είναι υπεύθυνος και για την ταξινόμηση των EEG δεδομένων του </text:span></text:p>
      <text:p text:style-name="P12"><text:tab/><text:span text:style-name="T15">training_set.csv αρχείου. Αφού ολοκληρωθεί η λήψη του αρχείου από τον </text:span></text:p>
      <text:p text:style-name="P12"><text:tab/><text:span text:style-name="T15">backhaul server, η εφαρμογή διαβάζει κάθε γραμμή του και τις αποθηκεύει σε</text:span></text:p>
      <text:p text:style-name="P12"><text:tab/><text:span text:style-name="T16">ενα </text:span><text:span text:style-name="T7">array list</text:span><text:span text:style-name="T5">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3:58:13.836812823</dc:date>
    <meta:editing-duration>PT4M22S</meta:editing-duration>
    <meta:editing-cycles>1</meta:editing-cycles>
    <meta:document-statistic meta:table-count="0" meta:image-count="0" meta:object-count="0" meta:page-count="1" meta:paragraph-count="30" meta:word-count="230" meta:character-count="1601" meta:non-whitespace-character-count="1360"/>
    <meta:generator>LibreOffice/5.1.6.2$Linux_X86_64 LibreOffice_project/10m0$Build-2</meta:generator>
  </office:meta>
</office:document-meta>
</file>